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13.684cm"/>
    </style:style>
    <style:style style:name="co4" style:family="table-column">
      <style:table-column-properties fo:break-before="auto" style:column-width="4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PLANEJAMENTO, IMPLEMENTACAO E GESTAO DA EDUCACAO A DISTANC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MU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CIENCIAS AGRARI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OCRUZ</text:p>
          </table:table-cell>
          <table:table-cell office:value-type="string" calcext:value-type="string">
            <text:p>FACILITADORES DE EDUCACAO PERMANENTE EM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OCRUZ</text:p>
          </table:table-cell>
          <table:table-cell office:value-type="string" calcext:value-type="string">
            <text:p>GESTAO DE PROJETOS DE INVESTIMENTOS EM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OCRUZ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TECNOLOGIAS NO ENSINO DE 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DESENVOLVIMENTO HUMANO, EDUCACAO E INCLUSAO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IOCRUZ</text:p>
          </table:table-cell>
          <table:table-cell office:value-type="string" calcext:value-type="string">
            <text:p>ATIVACAO DE PROCESSOS DE MUDANCAS NA FORM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OCRUZ</text:p>
          </table:table-cell>
          <table:table-cell office:value-type="string" calcext:value-type="string">
            <text:p>VIGILANCIA SANITAR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EDUCACAO AMBIENTAL - ESCOLAS SUSTENTAVEIS E COM VI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ENSINO DE GEOGRAF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ESTRATEGIAS DIDATICAS PARA A EDUCACAO BASICA COM USO DE TIC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SISTEMAS DE INFORM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TECNOLOGIA DA INFORMACAO PARA EDUCADORE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AMBIENTAL - ESCOLAS SUSTENTAVEIS E COM VI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HOTELARIA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CIENCIAS SOCI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CIENCIAS CONTABEIS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IFAL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ARTES PLAST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UFAM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SAUDE INDIGEN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CUIDADO PRE-NA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CUIDADOS PRIMARIOS EM OFTALMOLOGIA, REFLEXO VERMELHO E FUNDO DE OLHO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GESTAO EM ENFERMAGEM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INFORMATICA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ENFERMAGEM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ESTAO PUBLICA MUNICIPAL INTEGRAD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TECNOLOGIAS DE INFORMACAO E COMUNICACAO NO ENSINO FUNDAM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EDUCACAO AMBIENTAL - ESCOLAS SUSTENTAVEIS E COM VI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SAUDE PUBLICA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TECNOLOGIA EM DESENVOLVIMENTO DE SISTEMAS DE INFORMACAO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DUCACAO ETNICO-RACIAL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LETRAS LIBR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LETRAS LINGUA INGLES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NSINO DE CIENCIAS E 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SISTEMAS DE INFORM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DIVERSIDADE NO AMBIENTE ESCOLAR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A DISTANC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INTERDISCIPLINAR EM ESTUDOS SOCIAIS E HUMANIDADE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TECNOLOGIA EM GESTAO AMBIENTAL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DUCACAO <text:s/>EM DIREITOS HUMANO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CIENCIAS DA 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CIENCIAS AGRARI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CIENCIAS DA LINGUAGEM COM ENFASE EM LINGUA PORTUGUES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STUDOS DO ATLANTICO E DA DIASPORA AFRICAN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GESTAO AMBIENTAL EM MUNICIPI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UFBA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DOCENCIA EM BI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EDUCACAO, CONTEMPORANEIDADE E NOVAS TECNOLOGI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ENGENHARIA AMBIENTAL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TECNOLOGIA EM HOTELARIA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UNILAB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UNILAB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UNILAB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UNILAB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EDUCACAO PROFISSIONAL, CIENTIFICA E TECNOLOG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EDUCACAO A DISTANC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GESTAO PEDAGOGICA NA ESCOLA BA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PEDAGOGIA - LICENCIATURA PLENA EM EDUCACAO INFANTIL E ANOS INICIAIS DO ENSINO FUND.(1 AO 5 ANO)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UFC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STAO EDUCACION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IFCE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EDUCACAO PROFISSIONAL E TECNOLOG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TECNOLOGIA EM ANALISE E DESENVOLVIMENTO DE SISTEMAS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CIENCIAS CONTABEIS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DIMENSOES DA HUMANIZACAO: FILOSOFIA, PSICANALISE, MEDICIN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FILOSOFIA E PSICANALIS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PEDAGOGIA - SERIES INICIAIS DO ENSINO FUNDAMENTA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COMPLEMENTACAO PEDAGOG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EDUCACAO PROFISSIONAL INTEGRADA A EDUCACAO BASICA NA MODALIDADE DE EDUCACAO DE JOVENS E ADULT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INFORMATICA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GESTAO DE AGRONEGOCI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LOGIS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GESTAO PUBLICA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UFES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ESPORTES E ATIVIDADES FISICAS INCLUSIVAS PARA PESSOAS COM DEFICIENC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HISTORIA E CULTURA AFRO-BRASILEIRA E AFRICAN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INTERDISCIPLINAR EM PATRIMONIO, DIREITOS CULTURAIS E CIDADAN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LETRAMENTO INFORMACIONAL: EDUCACAO PARA A INFORM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METODOLOGIA DO ENSINO FUNDAM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LIBRAS PARA EDUCACAO BA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OBJETOS DE APRENDIZAGEM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ARTES CEN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GENERO E DIVERSIDADE NA ESCOLA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TECNOLOGIAS APLICADA AO ENSINO DE BI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DUCACAO FISICA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NSINO DE BI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NSINO INTERDISCIPLINAR SOBRE INFANCIA E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INOVACAO EM MIDIAS INTERATIV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ARTE EDUCACAO INTERMEDIATICA DIGI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UEG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BIOLOGIA - PROLIC 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BIOLOGIA - PROLIC I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ENSINO DE GENE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FORMACAO PEDAGOG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PEDAGOGIA (COMPLEMENTACAO EM PEDAGOGIA)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PSICOLOGIA D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FMA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PRATICAS PEDAGOGIC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TEORIAS E PRATIC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UNIFEI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FEI</text:p>
          </table:table-cell>
          <table:table-cell office:value-type="string" calcext:value-type="string">
            <text:p>GESTAO DE PESSOAS E PROJETOS SOCIAI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NSINO DE ARTES VISUAI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STRATEGIA SAUDE DA FAMIL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FORMACAO PEDAGOGICA DE EDUCACAO PROFISSIONAL NA SAUDE: ENFERMAGEM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DE PROGRAMAS DE EDUCACAO ESCOLAR INDIGEN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IF - Triangulo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IF - Triangulo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ESTAO DO MEIO AMBIENTE: EDUCACAO, DIREITO E ANALISE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FEI</text:p>
          </table:table-cell>
          <table:table-cell office:value-type="string" calcext:value-type="string">
            <text:p>DESIGN INSTRUCIONAL PARA EAD VIRTU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USO EDUCACIONAL DA INTERNET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CIENTIFICA: EDUCACAO NAO FORMAL EM CIENCIA E TECNOLOG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LINGUISTICA APLICADA AO ENSINO DE LINGUA INGLES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UNIFEI</text:p>
          </table:table-cell>
          <table:table-cell office:value-type="string" calcext:value-type="string">
            <text:p>GESTAO EDUCACION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UNIFEI</text:p>
          </table:table-cell>
          <table:table-cell office:value-type="string" calcext:value-type="string">
            <text:p>TECNOLOGIAS, FORMACAO DE PROFESSORES E SOCIEDA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EDUCACAO EMPREENDEDO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PRATICAS DE LETRAMENTO E ALFABETIZ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NSINO DE CIENCIAS POR INVESTIG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LINGUA ESPANHOL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MEIO AMBIENTE E DESENVOLVIMENT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MT</text:p>
          </table:table-cell>
          <table:table-cell office:value-type="string" calcext:value-type="string">
            <text:p>TECNOLOGIA EM SISTEMA PARA INTERNET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UFLA</text:p>
          </table:table-cell>
          <table:table-cell office:value-type="string" calcext:value-type="string">
            <text:p>PRODUCAO DE MATERIAL DIDATICO UTILIZANDO O LINUX EDUCACION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EDUCACAO ETNICO-RACI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TECNOLOGIAS DIGITAIS DE INFORMACAO E COMUNICACAO PARA O ENSINO BASICO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FOP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ENSINO DE GEOGRAF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IFNMG</text:p>
          </table:table-cell>
          <table:table-cell office:value-type="string" calcext:value-type="string">
            <text:p>INFORMATICA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UFMG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UFSJ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UFU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A DISTANC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EDUCACAO ESPECI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EDUCACAO ESPECIAL: DEFICIENCIA AUDITIVA/SURDEZ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EDUCACAO ESPECIAL: DEFICIENCIA M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EDUCACAO ESPECIAL: DEFICIENCIA VISU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IF - Triangulo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LETRAS PORTUGUES E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EDUCACAO ESPECI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EMS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UFMS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CIENCIAS CONTABEIS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CONTROLE DA 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MT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CIENCIAS NATURAIS E 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INFORMATICA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<text:s/>LETRAS LINGUA PORTUGUESA, LINGUA ESPANHOLA E RESPECTIVAS LITERATUR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LETRAS LINGUA PORTUGUESA, LINGUA INGLESA E RESPECTIVAS LITERATUR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EDUCACAO ETNICO-RACI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UEPA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UEP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UEPA</text:p>
          </table:table-cell>
          <table:table-cell office:value-type="string" calcext:value-type="string">
            <text:p>CIENCIAS NATURAIS - HABILITACAO: BIOLOGIA, FISICA E 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FP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CIENCIAS NATUR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LETRAS LINGUA ESPANHOL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IFPB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IFPB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IFPB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IFPB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EDUCACAO AMBIENTAL E GEOGRAFIA DO SEMI-ARIDO NUMA ABORDAGEM INTERDISCIPLIN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LITERATURA E ENSIN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O ENSINO DE LINGUA PORTUGUESA E MATEMATICA NUMA ABORDAGEM TRANSDISCIPLIN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IFPE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<text:s/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PRATICAS PEDAGOGICAS EM EDUCACAO DO CAMPO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ENSINO DE CIENCI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POLITICA E GESTAO EDUCACIONAL EM REDES PUBLIC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EDUCACAO ETNICO-RACI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DIDATICO-PEDAGOGICA PARA EDUCACAO EM ENFERMAGEM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EDUCACAO <text:s/>EM DIREITOS HUMANO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DUCACAO DE JOVENS E ADULTOS 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MÍ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ENSINO DE QUIMICA E BI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LINGUA ESPANHOLA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SISTEMAS DE INFORM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BIODIVERSIDA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EDUCACAO INFANTI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GESTAO E 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HISTORIA E CULTU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CIENCIAS DA NATUREZ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C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DUCACAO PERMANENTE PARA ESTRATEGIA SAUDE DA FAMIL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LINGUA BRASILEIRA DE SINAI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GESTAO EDUCACION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LINGUA BRASILEIRA DE SINAIS - LIBR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NSINO DE QUIM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GESTAO EDUCACIONAL EM RE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HISTORIA SOCIAL DA CULTU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INFORMATICA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ALFABETIZACAO E LETRAMENT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ESTUDOS LINGUISTICOS E LITERARI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UESPI</text:p>
          </table:table-cell>
          <table:table-cell office:value-type="string" calcext:value-type="string">
            <text:p>LINGUA PORTUGUES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LETRAS PORTUGUE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PEDAGOGIA - COMPLEMENTACAO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EDUCACAO FISICA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GESTAO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EDUCACAO FISICA INCLUSIV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TECNOLOGIA DE INFORMATICA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SAUDE PARA PROFESSORES DA EDUCACAO FUNDAMENTAL E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FORMACAO DE PROFESSORES PARA TRADUCAO LITERAR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EDUCACAO MUSIC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IMAGENS E ENSINO DE HISTOR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QUIMICA PARA A EDUCACAO BA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EDUCACAO MATEMATICA: DIMENSOES TEORICO/METODOLOGIC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GESTAO EDUCACIONAL: ORGANIZACAO ESCOLAR E TRABALHO PEDAGOGIC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HISTORIA, ARTE E CULTU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LETRAS PORTUGUES E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GENETICA PARA PROFESSORES D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CONTROLE DA 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DUCACAO ESPECIA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ATIVIDADE FISICA E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EDUCACAO FISICA NA EDUCACAO BA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FORMACAO DE PROFESSORES EM 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EDUCACAO: METODOS E TECNICAS DE ENSIN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ENSINO DE CIENCI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INFORMATICA INSTRUMENTAL APLICADA 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PEDAGOGIA - COMPLEMENTACAO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DUCACAO E FORMACAO EMPREENDEDO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PEDAGOGIA - COMPLEMENTACAO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PEDAGOGIA - COMPLEMENTACAO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FET-RJ</text:p>
          </table:table-cell>
          <table:table-cell office:value-type="string" calcext:value-type="string">
            <text:p>EDUCACAO TECNOLOG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UENF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UERJ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DUCACAO ETNICO-RACI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MPREENDEDORISMO E INOVACAO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TECNOLOGIA EM SISTEMAS DE COMPUTACAO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FRRJ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UFRR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ENF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UFRRJ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UFRRJ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UFRRJ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UFRRJ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UNIRIO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UERJ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UFRJ</text:p>
          </table:table-cell>
          <table:table-cell office:value-type="string" calcext:value-type="string">
            <text:p>MIDIAS NA EDUCACAO <text:s/>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GESTAO AMBIENTAL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GESTAO PUBLICA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UFERSA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UFERS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UERN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UERN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UERN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PEDAGOGIA (SERIES INICIAIS)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UNIR</text:p>
          </table:table-cell>
          <table:table-cell office:value-type="string" calcext:value-type="string">
            <text:p>PEDAGOGIA - LICENCIATURA PARA AS SERIES INICIAIS DO ENSINO FUNDAMENTA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GERENCIA DE CONTEUDO PARA WEB - COM ENFASE EM SOFTWARE LIVRE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UFRR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IFRR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CIENCIAS ECONOMICAS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IFRR</text:p>
          </table:table-cell>
          <table:table-cell office:value-type="string" calcext:value-type="string">
            <text:p>DOCENCIA EM EDUCACAO FISICA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IFRR</text:p>
          </table:table-cell>
          <table:table-cell office:value-type="string" calcext:value-type="string">
            <text:p>DOCENCIA NA LINGUA ESPANHOL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IFRR</text:p>
          </table:table-cell>
          <table:table-cell office:value-type="string" calcext:value-type="string">
            <text:p>EDUCACAO: METODOS E TECNICAS DE ENSIN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EDUCACAO MUSIC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FILOSOFIA D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FORMACAO PEDAGOG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HISTORIA, CULTURA AFRICANA E AFROBRASILEI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INFORMATICA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TIC - APLICACAO 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PLANEJAMENTO E GESTAO PARA O DESENVOLVIMENTO RURAL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FSul</text:p>
          </table:table-cell>
          <table:table-cell office:value-type="string" calcext:value-type="string">
            <text:p>ESPACOS E POSSIBILIDADES PARA EDUCACAO CONTINUAD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FSul</text:p>
          </table:table-cell>
          <table:table-cell office:value-type="string" calcext:value-type="string">
            <text:p>TECNOLOGIA EM SISTEMAS PARA INTERNET A DISTANCIA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MATEMATICA, MIDIAS DIGITAIS E DIDATICA: TRIPE NA FORMACAO DO PROFESSOR DE 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MÍ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APLICACOES PARA A WEB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ESPECIALIZACAO PARA PROFESSORES DE 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TECNOLOGIAS DA INFORMACAO E COMUNICACAO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DESENVOLVIMENTO RURAL - PLAGEDER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STAO DE ARQUIV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IFSul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FICIENCIA ENERGETICA APLICADA AOS PROCESSOS PRODUTIV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AGRICULTURA FAMILIAR E SUSTENTABILIDADE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EDUCACAO PARA A DIVERSIDADE - AMBIENTE ESCOLAR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EDUCACAO MUSICA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ADMINISTR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MEDIADORES DE LEITUR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RIO GRANDE DO SUL: SOCIEDADE, POLITICA E CULTU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LETRAS PORTUGUES -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DUCACAO FISICA INFANTIL E ANOS INICIAI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FORMACAO DE PROFESSORES PARA A EDUCACAO PROFISSIONAL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GEOGRAFIA PROLIC I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FURG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ARTES VISUAIS - PROLIC I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INFORMATICA INSTRUMENTAL PARA PROFESSORES DA EDUCACAO BA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LETRAS- LINGUA INGLESA PROLIC I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PSICOPEDAG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UFSM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ENSINO DE LINGUA PORTUGUESA E LITERATUR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UDESC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ENSINO DE CIENCI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DUCACAO DE JOVENS E ADULTOS N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UFS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SISTEMAS DE INFORMACA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TECNOLOGIA SUCROALCOOLEIRA</text:p>
          </table:table-cell>
          <table:table-cell office:value-type="string" calcext:value-type="string">
            <text:p>TECNOLOGO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CIENCIA E TECN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DIAGNOSTICOS PRIMARIOS EM OFTALM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UTFPR</text:p>
          </table:table-cell>
          <table:table-cell office:value-type="string" calcext:value-type="string">
            <text:p>TECNOLOGIAS, COMUNICACAO E TECNICAS DE ENSIN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CULTURA E HISTORIAS DOS POVOS INDIGENA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EDUCACAO EM DIREITOS HUMAN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EDUCACA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UNITINS</text:p>
          </table:table-cell>
          <table:table-cell office:value-type="string" calcext:value-type="string">
            <text:p>LETRAS LINGUA PORTUGUESA, LINGUA ESPANHOLA E RESPECTIVAS LITERATUR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UNITINS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UNITINS</text:p>
          </table:table-cell>
          <table:table-cell office:value-type="string" calcext:value-type="string">
            <text:p>COMPUTAC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GESTAO DE PROGRAMAS DE EDUCACAO ESCOLAR INDIGEN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MIDIAS NA EDUCACAO 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MÍ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UFT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UNITINS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UNITINS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CIENCIAS DA RELIGIAO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ETNICO-RACI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SUPERVISAO EDUCACION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UEPA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ESTATUTO DA CRIANCA E DO ADOLESCENT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UEMA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NSINO E PESQUISA NA CIENCIA GEOGRAF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ENSINO DE INGLES PARA CRIANC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EDUCACAO INTEGRAL E INTEGRAD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UNIFAL-MG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EDUCACAO PARA AS RELACOES ETNICORRACIAI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GESTAO DA INFORMACAO E DO CONHECIMENT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GESTAO DE POLITICAS PUBLICAS EM GENERO E RACA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NSINO DE SOCIOLOG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PERSPECTIVAS DE ENSINO DE HISTORIA DO BRASI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PRODUCAO DE MATERIAL DIDATICO PARA A DIVERSIDADE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TECNOLOGIAS E SISTEMAS DE INFORM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UESB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GESTAO DE BIBLIOTECAS ESCOLARE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UFPA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FM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ARTES VISUAIS - <text:s/>PROLIC I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EDUCACAO FISICA - PROLIC I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GENERO E DIVERSIDADE NA ESCOL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UFGD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LINGUISTICA APLICADA AO ENSINO DO PORTUGUE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ENSINO DE CIENCI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UFMT</text:p>
          </table:table-cell>
          <table:table-cell office:value-type="string" calcext:value-type="string">
            <text:p>DIREITO AMBIENT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UEPG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EDUCACAO DE JOVENS E ADULTOS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UNICENTRO</text:p>
          </table:table-cell>
          <table:table-cell office:value-type="string" calcext:value-type="string">
            <text:p>INTERVENCAO SOCIOCULTURAL PARA CONTEXTOS ESCOLARES E NAO ESCOLARE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ARTES VISUAIS DIGIT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EDUCACAO PARA A DIVERSIDADE E CIDADANIA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UFSC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CIENCIAS SOCI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ENSINO DE BIOLOGI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ENSINO DE MATEMAT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UNEMAT</text:p>
          </table:table-cell>
          <table:table-cell office:value-type="string" calcext:value-type="string">
            <text:p>LETRAS ESPANHOL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EDUCACAO E SAUDE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UESC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UNEB</text:p>
          </table:table-cell>
          <table:table-cell office:value-type="string" calcext:value-type="string">
            <text:p>EDUCACAO DO CAMPO</text:p>
          </table:table-cell>
          <table:table-cell office:value-type="string" calcext:value-type="string">
            <text:p>EXTENSÃO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UFRB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FJF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UNIMONTES</text:p>
          </table:table-cell>
          <table:table-cell office:value-type="string" calcext:value-type="string">
            <text:p>EDUCACAO FISICA ESCOLAR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IFAM</text:p>
          </table:table-cell>
          <table:table-cell office:value-type="string" calcext:value-type="string">
            <text:p>GESTAO PUBLICA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LETRAS <text:s/>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MIDIAS NA EDUCACA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FISICA PARA EDUCACAO BAS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UECE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IFSC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UPE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ADMINISTRACAO PUBLICA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EDUCACAO AMBIENTAL</text:p>
          </table:table-cell>
          <table:table-cell office:value-type="string" calcext:value-type="string">
            <text:p>APERFEIÇOAMENT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UFV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EDUCACAO FIS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UNIVASF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FORMAÇÃO PEDAGÓGICA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UEFS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UEFS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UFAL</text:p>
          </table:table-cell>
          <table:table-cell office:value-type="string" calcext:value-type="string">
            <text:p>LETRAS INGL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NSINO DE CIENCIAS (CIENCIA E 10!)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NSINO DE FILOSOFI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UNIFAP</text:p>
          </table:table-cell>
          <table:table-cell office:value-type="string" calcext:value-type="string">
            <text:p>ENSINO DE MATEMATICA NO ENSINO MEDIO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GESTAO EM SAUDE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GESTAO PUBLICA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GESTAO PUBLICA MUNICIPAL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EPB</text:p>
          </table:table-cell>
          <table:table-cell office:value-type="string" calcext:value-type="string">
            <text:p>LETRAS PORTUGUE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GESTAO PUBLICA </text:p>
          </table:table-cell>
          <table:table-cell office:value-type="string" calcext:value-type="string">
            <text:p>ESPECIALIZAÇÃO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UFPE</text:p>
          </table:table-cell>
          <table:table-cell office:value-type="string" calcext:value-type="string">
            <text:p>CIENCIAS BIOLOGICA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UFRPE</text:p>
          </table:table-cell>
          <table:table-cell office:value-type="string" calcext:value-type="string">
            <text:p>INTERDISCIPLINAR EM CIENCIAS NATURAIS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UEMG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UFVJM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ADMINISTRACAO - PILOTO</text:p>
          </table:table-cell>
          <table:table-cell office:value-type="string" calcext:value-type="string">
            <text:p>BACHARELADO</text:p>
          </table:table-cell>
        </table:table-row>
      </table:table>
      <table:named-expressions/>
      <table:database-ranges>
        <table:database-range table:name="__Anonymous_Sheet_DB__0" table:target-range-address="Sheet1.B1:Sheet1.D114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opotkin </meta:initial-creator>
    <meta:creation-date>2016-03-23T13:45:34.003823046</meta:creation-date>
    <dc:date>2016-03-23T13:51:06.774468806</dc:date>
    <dc:creator>Kropotkin </dc:creator>
    <meta:editing-duration>PT5M32S</meta:editing-duration>
    <meta:editing-cycles>1</meta:editing-cycles>
    <meta:generator>LibreOffice/4.3.3.2$Linux_X86_64 LibreOffice_project/430m0$Build-2</meta:generator>
    <meta:document-statistic meta:table-count="1" meta:cell-count="4576" meta:object-count="0"/>
  </office:meta>
</office:document-meta>
</file>